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24-01-31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23-01-20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22-09-0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22-01-1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21-01-25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20-10-05 0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20-01-22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9-09-17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9-06-24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9-05-07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8-05-23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8-01-1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7-05-01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7-02-06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6-09-0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6-05-02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6-01-05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5-09-0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5-05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5-01-07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486</text:p>
          </table:table-cell>
          <table:table-cell office:value-type="string" calcext:value-type="string">
            <text:p>ADVM-129</text:p>
          </table:table-cell>
          <table:table-cell office:value-type="string" calcext:value-type="string">
            <text:p>2014-09-22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